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officeooo:paragraph-rsid="000373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r compliance with the code attribution is fundamental to ensuring complete transparency and preserving the integrity of this hackathon. This practice fosters a climate of respect for intellectual property and cultivates a culture of collaboration while upholding the essence of originality in cod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2:45:31.778063393</meta:creation-date>
    <dc:date>2023-07-24T02:46:07.785359986</dc:date>
    <meta:editing-duration>PT38S</meta:editing-duration>
    <meta:editing-cycles>1</meta:editing-cycles>
    <meta:document-statistic meta:table-count="0" meta:image-count="0" meta:object-count="0" meta:page-count="1" meta:paragraph-count="1" meta:word-count="43" meta:character-count="303" meta:non-whitespace-character-count="261"/>
    <meta:generator>LibreOffice/7.5.4.2$Linux_X86_64 LibreOffice_project/f5df176c80caea84288e6d2ddbbc413e4968a422</meta:generator>
  </office:meta>
</office:document-meta>
</file>